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paragraph-properties fo:text-align="center" style:justify-single-word="false"/>
      <style:text-properties style:font-name="Liberation Sans"/>
    </style:style>
    <style:style style:name="P2" style:family="paragraph" style:parent-style-name="Title">
      <style:paragraph-properties fo:text-align="center" style:justify-single-word="false"/>
      <style:text-properties style:font-name="Liberation Sans" officeooo:rsid="001d73d5" officeooo:paragraph-rsid="001d73d5"/>
    </style:style>
    <style:style style:name="P3" style:family="paragraph" style:parent-style-name="Subtitle">
      <style:paragraph-properties fo:text-align="center" style:justify-single-word="false"/>
      <style:text-properties style:font-name="Liberation Sans"/>
    </style:style>
    <style:style style:name="P4" style:family="paragraph" style:parent-style-name="Standard">
      <style:paragraph-properties fo:text-align="center" style:justify-single-word="false"/>
      <style:text-properties style:font-name="Liberation Sans" officeooo:rsid="001cfa4e" officeooo:paragraph-rsid="001cfa4e"/>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1d73d5"/>
    </style:style>
    <style:style style:name="P7" style:family="paragraph" style:parent-style-name="Standard">
      <style:text-properties style:font-name="Liberation Sans" fo:font-weight="bold" officeooo:rsid="001d73d5" officeooo:paragraph-rsid="001d73d5" style:font-weight-asian="bold" style:font-weight-complex="bold"/>
    </style:style>
    <style:style style:name="P8" style:family="paragraph" style:parent-style-name="Standard">
      <style:text-properties style:font-name="Liberation Sans" fo:font-weight="bold" officeooo:rsid="00212ee5" officeooo:paragraph-rsid="00212ee5" style:font-weight-asian="bold" style:font-weight-complex="bold"/>
    </style:style>
    <style:style style:name="P9" style:family="paragraph" style:parent-style-name="Standard">
      <style:text-properties style:font-name="Liberation Sans" fo:font-weight="normal" officeooo:rsid="001d73d5" officeooo:paragraph-rsid="001d73d5" style:font-weight-asian="normal" style:font-weight-complex="normal"/>
    </style:style>
    <style:style style:name="P10" style:family="paragraph" style:parent-style-name="Standard">
      <style:text-properties style:font-name="Liberation Sans" fo:font-weight="normal" officeooo:rsid="001f4381" officeooo:paragraph-rsid="001f4381" style:font-weight-asian="normal" style:font-weight-complex="normal"/>
    </style:style>
    <style:style style:name="P11" style:family="paragraph" style:parent-style-name="Standard">
      <style:text-properties style:font-name="Liberation Sans" fo:font-weight="normal" officeooo:rsid="00212ee5" officeooo:paragraph-rsid="00212ee5" style:font-weight-asian="normal" style:font-weight-complex="normal"/>
    </style:style>
    <style:style style:name="P12" style:family="paragraph" style:parent-style-name="Standard">
      <style:text-properties style:font-name="Liberation Sans" fo:font-weight="normal" officeooo:rsid="00252934" officeooo:paragraph-rsid="00252934" style:font-weight-asian="normal" style:font-weight-complex="normal"/>
    </style:style>
    <style:style style:name="P13" style:family="paragraph" style:parent-style-name="Standard">
      <style:paragraph-properties fo:break-before="page"/>
      <style:text-properties style:font-name="Liberation Sans" officeooo:rsid="001cfa4e" officeooo:paragraph-rsid="001cfa4e"/>
    </style:style>
    <style:style style:name="P14"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15"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rabajo Profesional</text:p>
      <text:p text:style-name="P1">Gestor de Costos en Recursos Humanos </text:p>
      <text:p text:style-name="P3">Informe de Avances</text:p>
      <text:p text:style-name="P3">Iteración Nº1</text:p>
      <text:p text:style-name="P4"/>
      <text:p text:style-name="P5"/>
      <text:p text:style-name="P5">Alumno: Miguel Angel Torres</text:p>
      <text:p text:style-name="P5">Padron: 91396</text:p>
      <text:p text:style-name="P6">Tutor: <text:span text:style-name="T1">Lic. Arturo Servetto</text:span></text:p>
      <text:p text:style-name="P13"/>
      <text:p text:style-name="P5"/>
      <text:p text:style-name="P5">Se ha terminado la primera iteración cumpliendo los objetivos de esta, un servidor mínimo, que persista entidades en una base datos con la correspondiente</text:p>
      <text:p text:style-name="P5"><text:span text:style-name="T1">lógica</text:span> de negocio <text:span text:style-name="T1">mínima </text:span>para su funcionamiento.</text:p>
      <text:p text:style-name="P5"/>
      <text:p text:style-name="P5">Las estimaciones se cumplieron, con un mínimo desfasaje <text:span text:style-name="T1">total neto</text:span> de un 1 día (4 horas, según lo determinado en la propuesta).</text:p>
      <text:p text:style-name="P5"/>
      <text:p text:style-name="P5">De las tares estimadas en su mayoría se cumplió con lo estimado, con un pequeño desfasaje en algunas de ellas de 1 o 2 horas.</text:p>
      <text:p text:style-name="P5"/>
      <text:p text:style-name="P5">Solo en un tarea tuve el mayor desfasaje en horas, siendo esta "Configuración de Servidor", <text:span text:style-name="T1">llegando el esfuerzo dedicado casi a duplicar las horas estimadas para esa tarea.</text:span></text:p>
      <text:p text:style-name="P5"/>
      <text:p text:style-name="P7">Gráfico Burdown Chart de la Iteración</text:p>
      <text:p text:style-name="P7"/>
      <text:p text:style-name="P6"/>
      <text:p text:style-name="P9"><draw:frame draw:style-name="fr1"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estimadas.</text:span></text:p>
      <text:p text:style-name="P9"/>
      <text:p text:style-name="P10">Los días representados en el diagrama no corresponden días consecutivos sino a días efectivos de trabajo en el proyecto.</text:p>
      <text:p text:style-name="P10"/>
      <text:p text:style-name="P14">Gráfico de Evolución de Defectos para la Iteración</text:p>
      <text:p text:style-name="P8"><text:span text:style-name="T3"/></text:p>
      <text:p text:style-name="P12"><draw:frame draw:style-name="fr2"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estos fueron corregidos durante </text:p>
      <text:p text:style-name="P15">Conclusión</text:p>
      <text:p text:style-name="P12"/>
      <text:p text:style-name="P12">El resultado de la iteración terminada ha sido positivo, se cumplieron los objetivos propuestos siendo en un tiempo aceptable de acuerdo a las estimaciones realizadas al inicio del proyecto.</text:p>
      <text:p text:style-name="P12"/>
      <text:p text:style-name="P12">Correspondiente a la segunda iteración, se decidió no realizar modificaciones en la estimaciones hechas ya que evaluando lo realizado en esta etapa, las estimaciones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8-27T17:20:10.483029000</dc:date>
    <meta:editing-duration>PT20M44S</meta:editing-duration>
    <meta:editing-cycles>4</meta:editing-cycles>
    <meta:generator>LibreOffice/5.1.3.2$MacOSX_X86_64 LibreOffice_project/644e4637d1d8544fd9f56425bd6cec110e49301b</meta:generator>
    <meta:document-statistic meta:table-count="0" meta:image-count="0" meta:object-count="2" meta:page-count="4" meta:paragraph-count="20" meta:word-count="277" meta:character-count="1747" meta:non-whitespace-character-count="14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547cm" svg:y="0.351cm" chart:style-name="ch2">
          <text:p>Burdown Chart</text:p>
        </chart:title>
        <chart:subtitle svg:x="8.183cm" svg:y="1.356cm" chart:style-name="ch3">
          <text:p>Iteracion 1</text:p>
        </chart:subtitle>
        <chart:legend chart:legend-position="end" svg:x="13.916cm" svg:y="4.631cm" style:legend-expansion="high" chart:style-name="ch4"/>
        <chart:plot-area chart:style-name="ch5" chart:data-source-has-labels="both" svg:x="1.364cm" svg:y="2.251cm" svg:width="12.186cm" svg:height="7.368cm">
          <chartooo:coordinate-region svg:x="2.105cm" svg:y="2.441cm" svg:width="11.165cm" svg:height="6.988cm"/>
          <chart:axis chart:dimension="x" chart:name="primary-x" chart:style-name="ch6" chartooo:axis-type="text">
            <chart:title svg:x="7.077cm" svg:y="9.836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254cm" svg:y="0.335cm" chart:style-name="ch2">
          <text:p>Diagramas de Evolucion de Defectos</text:p>
        </chart:title>
        <chart:subtitle svg:x="8.13cm" svg:y="1.324cm" chart:style-name="ch3">
          <text:p>Iteracion 1</text:p>
        </chart:subtitle>
        <chart:legend chart:legend-position="end" svg:x="13.921cm" svg:y="4.235cm" style:legend-expansion="high" chart:style-name="ch4"/>
        <chart:plot-area chart:style-name="ch5" chart:data-source-has-labels="both" svg:x="1.362cm" svg:y="2.203cm" svg:width="12.195cm" svg:height="6.64cm">
          <chartooo:coordinate-region svg:x="1.791cm" svg:y="2.393cm" svg:width="11.374cm" svg:height="5.821cm"/>
          <chart:axis chart:dimension="x" chart:name="primary-x" chart:style-name="ch6" chartooo:axis-type="text">
            <chart:title svg:x="7.079cm" svg:y="9.044cm" chart:style-name="ch7">
              <text:p>Días</text:p>
            </chart:title>
            <chart:categories table:cell-range-address="local-table.$A$2:.$A$26"/>
          </chart:axis>
          <chart:axis chart:dimension="y" chart:name="primary-y" chart:style-name="ch6">
            <chart:title svg:x="0.451cm" svg:y="7.028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